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9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svg:stroke-linecap="butt" draw:fill="none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11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draw:stroke="none" draw:fill="none" fo:min-height="0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cm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4cm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width="0.018cm" svg:stroke-color="#000000" draw:marker-start="Arrowheads_20_6" draw:marker-start-width="0.227cm" draw:marker-end="Arrowheads_20_6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CMU Serif1" style:font-size-asian="13pt" style:font-style-asian="normal" style:font-weight-asian="bold" style:font-name-complex="CMU Serif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9" style:family="text">
      <style:text-properties style:font-name="CMU Serif" fo:font-size="13pt" style:font-size-asian="20pt" style:font-size-complex="20pt"/>
    </style:style>
    <style:style style:name="T10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1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MU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cm" svg:height="1.25cm" svg:x="1.05cm" svg:y="2.95cm">
          <text:p text:style-name="P1"><text:span text:style-name="T1">a</text:span><text:span text:style-name="T2">δ</text:span><text:span text:style-name="T3">(a</text:span><text:span text:style-name="T4">2</text:span><text:span text:style-name="T5">δ</text:span><text:span text:style-name="T6">)</text:span><text:span text:style-name="T4">+</text:span><text:span text:style-name="T3">/a</text:span><text:span text:style-name="T4">3</text:span><text:span text:style-name="T5">δ</text:span><text:span text:style-name="T1">→a</text:span></text:p>
          <text:p text:style-name="P1"><text:span text:style-name="T1">a</text:span><text:span text:style-name="T5">δ</text:span><text:span text:style-name="T1">→</text:span><text:span text:style-name="T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35cm" svg:height="0.45cm" svg:x="0.75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0.925cm" svg:y1="1.85cm" svg:x2="2.825cm" svg:y2="2.95cm" draw:start-shape="id1" draw:start-glue-point="2" draw:end-shape="id2" draw:end-glue-point="0" svg:d="M925 1850l1900 1100" svg:viewBox="0 0 1901 1101">
          <text:p/>
        </draw:connector>
        <draw:connector draw:style-name="gr4" draw:text-style-name="P3" draw:layer="layout" draw:type="line" svg:x1="3.525cm" svg:y1="1.851cm" svg:x2="2.825cm" svg:y2="2.95cm" draw:start-shape="id3" draw:start-glue-point="2" draw:end-shape="id2" draw:end-glue-point="0" svg:d="M3525 1851l-700 1099" svg:viewBox="0 0 701 1100">
          <text:p/>
        </draw:connector>
        <draw:frame draw:style-name="gr5" draw:text-style-name="P5" draw:layer="layout" svg:width="1.25cm" svg:height="0.81cm" svg:x="0.1cm" svg:y="3.14cm">
          <draw:text-box>
            <text:p text:style-name="P4"><text:span text:style-name="T8">w</text:span><text:span text:style-name="T8">’</text:span></text:p>
          </draw:text-box>
        </draw:frame>
        <draw:frame draw:style-name="gr6" draw:text-style-name="P6" draw:layer="layout" svg:width="0.731cm" svg:height="0.793cm" svg:x="0.6cm" svg:y="0.75cm">
          <draw:text-box>
            <text:p><text:span text:style-name="T9">x</text:span></text:p>
          </draw:text-box>
        </draw:frame>
        <draw:frame draw:style-name="gr7" draw:text-style-name="P7" draw:layer="layout" svg:width="4.301cm" svg:height="0.819cm" svg:x="0.699cm" svg:y="8.772cm">
          <draw:text-box>
            <text:p><text:span text:style-name="T10">N</text:span><text:span text:style-name="T10">T</text:span><text:span text:style-name="T10">S</text:span><text:span text:style-name="T10"> </text:span><text:span text:style-name="T10">o</text:span><text:span text:style-name="T10">f </text:span><text:span text:style-name="T10">n</text:span><text:span text:style-name="T10">e</text:span><text:span text:style-name="T10">u</text:span><text:span text:style-name="T10">r</text:span><text:span text:style-name="T10">o</text:span><text:span text:style-name="T10">n</text:span><text:span text:style-name="T10"> </text:span><text:span text:style-name="T11">w</text:span><text:span text:style-name="T11">’</text:span></text:p>
          </draw:text-box>
        </draw:frame>
        <draw:custom-shape draw:style-name="gr8" draw:text-style-name="P9" xml:id="id4" draw:id="id4" draw:layer="layout" svg:width="3.25cm" svg:height="0.75cm" svg:x="1.45cm" svg:y="4.8cm">
          <text:p text:style-name="P8"><text:span text:style-name="T12"><text:s/></text:span><text:span text:style-name="T12">3</text:span><text:span text:style-name="T13">δ</text:span><text:span text:style-name="T12">, 5</text:span><text:span text:style-name="T13">δ</text:span><text:span text:style-name="T12">, 7</text:span><text:span text:style-name="T13">δ</text:span><text:span text:style-name="T12">, 9</text:span><text:span text:style-name="T13">δ</text:span><text:span text:style-name="T9">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3.2cm" svg:height="0.75cm" svg:x="1.5cm" svg:y="6.8cm">
          <text:p text:style-name="P8"><text:span text:style-name="T12">0, 2</text:span><text:span text:style-name="T13">δ</text:span><text:span text:style-name="T12">, 4</text:span><text:span text:style-name="T13">δ</text:span><text:span text:style-name="T12">, 6</text:span><text:span text:style-name="T13">δ</text:span><text:span text:style-name="T9">,...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9cm" svg:height="0.793cm" svg:x="2.8cm" svg:y="5.757cm">
          <draw:text-box>
            <text:p text:style-name="P10"><text:span text:style-name="T14">(-</text:span><text:span text:style-name="T14">3</text:span><text:span text:style-name="T13">δ</text:span><text:span text:style-name="T15">,</text:span><text:span text:style-name="T15">a)</text:span></text:p>
          </draw:text-box>
        </draw:frame>
        <draw:connector draw:style-name="gr10" draw:text-style-name="P12" draw:layer="layout" draw:type="line" svg:x1="3.075cm" svg:y1="5.55cm" svg:x2="3.1cm" svg:y2="6.8cm" draw:start-shape="id4" draw:start-glue-point="2" draw:end-shape="id5" draw:end-glue-point="0" svg:d="M3075 5550l25 1250" svg:viewBox="0 0 26 1251">
          <text:p/>
        </draw:connector>
        <draw:custom-shape draw:style-name="gr11" draw:text-style-name="P9" xml:id="id6" draw:id="id6" draw:layer="layout" svg:width="0.8cm" svg:height="0.75cm" svg:x="0.55cm" svg:y="4.8cm">
          <text:p text:style-name="P8"><text:span text:style-name="T13">δ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0.436cm" svg:height="0.55cm" svg:x="1.597cm" svg:y="6.9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7cm" svg:height="0.793cm" svg:x="0.65cm" svg:y="5.758cm">
          <draw:text-box>
            <text:p text:style-name="P10"><text:span text:style-name="T14">(</text:span><text:span text:style-name="T14">-</text:span><text:span text:style-name="T13">δ</text:span><text:span text:style-name="T14">,</text:span><text:span text:style-name="T7">λ</text:span><text:span text:style-name="T15">)</text:span></text:p>
          </draw:text-box>
        </draw:frame>
        <draw:connector draw:style-name="gr10" draw:text-style-name="P12" draw:layer="layout" svg:x1="0.95cm" svg:y1="5.55cm" svg:x2="1.597cm" svg:y2="7.175cm" draw:start-shape="id6" draw:start-glue-point="2" draw:end-shape="id7" draw:end-glue-point="3" svg:d="M950 5550v1625h647" svg:viewBox="0 0 648 1626">
          <text:p/>
        </draw:connector>
        <draw:custom-shape draw:style-name="gr13" draw:text-style-name="P9" xml:id="id8" draw:id="id8" draw:layer="layout" svg:width="4.5cm" svg:height="1.15cm" svg:x="0.45cm" svg:y="4.6cm">
          <text:p/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4.7cm" svg:y1="7.175cm" svg:x2="4.95cm" svg:y2="5.175cm" draw:start-shape="id5" draw:start-glue-point="1" draw:end-shape="id8" draw:end-glue-point="1" svg:d="M4700 7175h751v-2000h-501" svg:viewBox="0 0 752 2001">
          <text:p/>
        </draw:connector>
        <draw:frame draw:style-name="gr6" draw:text-style-name="P11" draw:layer="layout" svg:width="1.9cm" svg:height="0.793cm" svg:x="5.1cm" svg:y="6.058cm">
          <draw:text-box>
            <text:p text:style-name="P10"><text:span text:style-name="T14">(</text:span><text:span text:style-name="T13">δ</text:span><text:span text:style-name="T14">,</text:span><text:span text:style-name="T7">λ</text:span><text:span text:style-name="T15">)</text:span></text:p>
          </draw:text-box>
        </draw:frame>
        <draw:connector draw:style-name="gr10" draw:text-style-name="P12" draw:layer="layout" draw:line-skew="0.249cm 0.249cm" svg:x1="4.7cm" svg:y1="7.175cm" svg:x2="3.1cm" svg:y2="7.55cm" draw:start-shape="id5" draw:start-glue-point="1" draw:end-shape="id5" draw:end-glue-point="2" svg:d="M4700 7175h750v1125h-2350v-750" svg:viewBox="0 0 2351 1126">
          <text:p/>
        </draw:connector>
        <draw:frame draw:style-name="gr6" draw:text-style-name="P11" draw:layer="layout" svg:width="2.35cm" svg:height="0.793cm" svg:x="3.2cm" svg:y="8.157cm">
          <draw:text-box>
            <text:p text:style-name="P10"><text:span text:style-name="T14">(</text:span><text:span text:style-name="T14">2</text:span><text:span text:style-name="T13">δ</text:span><text:span text:style-name="T14">,</text:span><text:span text:style-name="T7">λ</text:span><text:span text:style-name="T15">)</text:span></text:p>
          </draw:text-box>
        </draw:frame>
        <draw:custom-shape draw:style-name="gr14" draw:text-style-name="P2" xml:id="id9" draw:id="id9" draw:layer="layout" svg:width="0.35cm" svg:height="0.45cm" svg:x="1.951cm" svg:y="1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cm" svg:height="0.793cm" svg:x="1.05cm" svg:y="1.1cm">
          <draw:text-box>
            <text:p><text:span text:style-name="T3">....</text:span></text:p>
          </draw:text-box>
        </draw:frame>
        <draw:frame draw:style-name="gr6" draw:text-style-name="P6" draw:layer="layout" svg:width="0.731cm" svg:height="0.793cm" svg:x="1.801cm" svg:y="0.751cm">
          <draw:text-box>
            <text:p><text:span text:style-name="T9">x</text:span></text:p>
          </draw:text-box>
        </draw:frame>
        <draw:custom-shape draw:style-name="gr15" draw:text-style-name="P2" xml:id="id3" draw:id="id3" draw:layer="layout" svg:width="0.35cm" svg:height="0.45cm" svg:x="3.35cm" svg:y="1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731cm" svg:height="0.793cm" svg:x="3.2cm" svg:y="0.751cm">
          <draw:text-box>
            <text:p><text:span text:style-name="T9">y</text:span></text:p>
          </draw:text-box>
        </draw:frame>
        <draw:custom-shape draw:style-name="gr16" draw:text-style-name="P2" xml:id="id10" draw:id="id10" draw:layer="layout" svg:width="0.35cm" svg:height="0.45cm" svg:x="4.551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15cm" svg:height="0.793cm" svg:x="3.65cm" svg:y="1.101cm">
          <draw:text-box>
            <text:p><text:span text:style-name="T3">....</text:span></text:p>
          </draw:text-box>
        </draw:frame>
        <draw:frame draw:style-name="gr6" draw:text-style-name="P6" draw:layer="layout" svg:width="0.731cm" svg:height="0.793cm" svg:x="4.401cm" svg:y="0.752cm">
          <draw:text-box>
            <text:p><text:span text:style-name="T9">y</text:span></text:p>
          </draw:text-box>
        </draw:frame>
        <draw:connector draw:style-name="gr4" draw:text-style-name="P3" draw:layer="layout" draw:type="line" svg:x1="2.126cm" svg:y1="1.851cm" svg:x2="2.825cm" svg:y2="2.95cm" draw:start-shape="id9" draw:end-shape="id2" draw:end-glue-point="0" svg:d="M2126 1851l699 1099" svg:viewBox="0 0 700 1100">
          <text:p/>
        </draw:connector>
        <draw:connector draw:style-name="gr17" draw:text-style-name="P3" draw:layer="layout" draw:type="line" svg:x1="4.726cm" svg:y1="1.852cm" svg:x2="2.825cm" svg:y2="2.95cm" draw:start-shape="id10" draw:end-shape="id2" draw:end-glue-point="0" svg:d="M4726 1852l-1901 1098" svg:viewBox="0 0 1902 1099">
          <text:p/>
        </draw:connector>
        <draw:line draw:style-name="gr18" draw:text-style-name="P3" draw:layer="layout" svg:x1="0.65cm" svg:y1="0.85cm" svg:x2="2.4cm" svg:y2="0.85cm">
          <text:p/>
        </draw:line>
        <draw:line draw:style-name="gr18" draw:text-style-name="P3" draw:layer="layout" svg:x1="3.35cm" svg:y1="0.85cm" svg:x2="5.1cm" svg:y2="0.85cm">
          <text:p/>
        </draw:line>
        <draw:frame draw:style-name="gr6" draw:text-style-name="P6" draw:layer="layout" svg:width="2.25cm" svg:height="0.793cm" svg:x="0.5cm" svg:y="-0.1cm">
          <draw:text-box>
            <text:p><text:span text:style-name="T13">δ copies </text:span></text:p>
          </draw:text-box>
        </draw:frame>
        <draw:frame draw:style-name="gr6" draw:text-style-name="P6" draw:layer="layout" svg:width="2.25cm" svg:height="0.793cm" svg:x="3.2cm" svg:y="-0.099cm">
          <draw:text-box>
            <text:p><text:span text:style-name="T13">δ copie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7cm" fo:page-height="9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27T22:40:25.125207627</dc:date>
    <meta:editing-duration>P2DT1H37M59S</meta:editing-duration>
    <meta:editing-cycles>55</meta:editing-cycles>
    <meta:generator>LibreOffice/7.1.3.2$Linux_X86_64 LibreOffice_project/10$Build-2</meta:generator>
    <meta:document-statistic meta:object-count="34"/>
  </office:meta>
</office:document-meta>
</file>